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2008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asca</text:p>
          </table:table-cell>
          <table:table-cell office:value-type="string" calcext:value-type="string">
            <text:p>Sí/No</text:p>
          </table:table-cell>
        </table:table-row>
        <table:table-row table:style-name="ro1">
          <table:table-cell office:value-type="string" calcext:value-type="string">
            <text:p>Hacer la cama </text:p>
          </table:table-cell>
          <table:table-cell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Lavar los platos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Hacer la compra </text:p>
          </table:table-cell>
          <table:table-cell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Sacar la basura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Enviar correos </text:p>
          </table:table-cell>
          <table:table-cell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Preparar la cena 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Leer 30 minutos <text:s/></text:p>
          </table:table-cell>
          <table:table-cell office:value-type="string" calcext:value-type="string">
            <text:p>Sí</text:p>
          </table:table-cell>
        </table:table-row>
        <table:table-row table:style-name="ro1">
          <table:table-cell office:value-type="string" calcext:value-type="string">
            <text:p>Ejercicio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echos (Sí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Pendientes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ca" fo:country="E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a" fo:country="E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8">00/00/0000</text:date>, <text:time style:data-style-name="N2" text:time-value="23:16:25.9328187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7T23:02:10.952938330</meta:creation-date>
    <dc:date>2025-11-17T23:14:44.523595349</dc:date>
    <meta:editing-duration>PT12M35S</meta:editing-duration>
    <meta:editing-cycles>1</meta:editing-cycles>
    <meta:generator>LibreOffice/25.8.3.2$Windows_X86_64 LibreOffice_project/8ca8d55c161d602844f5428fa4b58097424e324e</meta:generator>
    <meta:document-statistic meta:table-count="1" meta:cell-count="24" meta:object-count="0"/>
  </office:meta>
</office:document-meta>
</file>